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12.3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5cm" svg:height="9.004cm" svg:x="21.505cm" svg:y="0.611cm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21192" calcext:value-type="float">
            <text:p>21192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30408" calcext:value-type="float">
            <text:p>30408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float" office:value="41752" calcext:value-type="float">
            <text:p>41752</text:p>
          </table:table-cell>
          <table:table-cell office:value-type="float" office:value="36660" calcext:value-type="float">
            <text:p>36660</text:p>
          </table:table-cell>
        </table:table-row>
        <table:table-row table:style-name="ro1">
          <table:table-cell office:value-type="float" office:value="41893" calcext:value-type="float">
            <text:p>41893</text:p>
          </table:table-cell>
          <table:table-cell office:value-type="float" office:value="44681" calcext:value-type="float">
            <text:p>44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9T16:46:23.251267308</meta:creation-date>
    <dc:date>2023-01-09T16:58:59.529105611</dc:date>
    <meta:editing-duration>PT2M16S</meta:editing-duration>
    <meta:editing-cycles>1</meta:editing-cycles>
    <meta:document-statistic meta:table-count="1" meta:cell-count="1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6.613cm" svg:y="0.316cm" chart:style-name="ch2">
          <text:p>insertion sort</text:p>
        </chart:title>
        <chart:legend chart:legend-position="end" svg:x="13.769cm" svg:y="3.954cm" style:legend-expansion="high" chart:style-name="ch3"/>
        <chart:plot-area chart:style-name="ch4" table:cell-range-address="Sheet1.A1:Sheet1.B5" chart:data-source-has-labels="row" svg:x="1.33cm" svg:y="1.275cm" svg:width="12.12cm" svg:height="6.569cm">
          <chartooo:coordinate-region svg:x="2.507cm" svg:y="1.474cm" svg:width="10.849cm" svg:height="5.723cm"/>
          <chart:axis chart:dimension="x" chart:name="primary-x" chart:style-name="ch5">
            <chart:title svg:x="7.028cm" svg:y="8.024cm" chart:style-name="ch6">
              <text:p>time</text:p>
            </chart:title>
          </chart:axis>
          <chart:axis chart:dimension="y" chart:name="primary-y" chart:style-name="ch5">
            <chart:title svg:x="0.451cm" svg:y="5.013cm" chart:style-name="ch7">
              <text:p>value</text:p>
            </chart:title>
            <chart:grid chart:style-name="ch8" chart:class="major"/>
          </chart:axis>
          <chart:series chart:style-name="ch9" chart:values-cell-range-address="Sheet1.A2:Sheet1.A5" chart:label-cell-address="Sheet1.A1:Sheet1.A1" chart:class="chart:line">
            <chart:data-point chart:repeated="4"/>
          </chart:series>
          <chart:series chart:style-name="ch10" chart:values-cell-range-address="Sheet1.B2:Sheet1.B5" chart:label-cell-address="Sheet1.B1:Sheet1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A1:Sheet1.A1</svg:desc>
                </draw:g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192">
                <text:p>21192</text:p>
                <draw:g>
                  <svg:desc>Sheet1.A2:Sheet1.A5</svg:desc>
                </draw:g>
              </table:table-cell>
              <table:table-cell office:value-type="float" office:value="2973">
                <text:p>2973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408">
                <text:p>30408</text:p>
              </table:table-cell>
              <table:table-cell office:value-type="float" office:value="9415">
                <text:p>9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752">
                <text:p>41752</text:p>
              </table:table-cell>
              <table:table-cell office:value-type="float" office:value="36660">
                <text:p>366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893">
                <text:p>41893</text:p>
              </table:table-cell>
              <table:table-cell office:value-type="float" office:value="44681">
                <text:p>446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